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0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472cm" fo:min-width="0.096cm" loext:decorative="false"/>
      <style:paragraph-properties style:writing-mode="lr-tb"/>
    </style:style>
    <style:style style:name="gr108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9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0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1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2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3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4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5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16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7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18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9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24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5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28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9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30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31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32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33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4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5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7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8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9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40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41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42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43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44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45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46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47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48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49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50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51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52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53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54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55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56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57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58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61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62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63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64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65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66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67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68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69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70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71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style:text-properties fo:color="#555555" loext:opacity="100%"/>
    </style:style>
    <style:style style:name="P50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1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2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3" style:family="paragraph">
      <loext:graphic-properties draw:fill="none" draw:fill-color="#ffffff"/>
      <style:text-properties fo:color="#4477aa" loext:opacity="100%"/>
    </style:style>
    <style:style style:name="P54" style:family="paragraph">
      <loext:graphic-properties draw:fill="none" draw:fill-color="#ffffff"/>
      <style:text-properties fo:color="#aa3377" loext:opacity="100%"/>
    </style:style>
    <style:style style:name="P55" style:family="paragraph">
      <loext:graphic-properties draw:fill-color="#555555"/>
      <style:paragraph-properties fo:text-align="center"/>
    </style:style>
    <style:style style:name="P56" style:family="paragraph">
      <style:text-properties fo:color="#4477aa" loext:opacity="100%" style:font-name="Palatino LT Std1"/>
    </style:style>
    <style:style style:name="P57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58" style:family="paragraph">
      <style:text-properties fo:color="#aa3377" loext:opacity="100%" style:font-name="Palatino LT Std1"/>
    </style:style>
    <style:style style:name="P59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60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61" style:family="paragraph">
      <loext:graphic-properties draw:fill="solid" draw:fill-color="#aa3377" draw:opacity="100%"/>
      <style:paragraph-properties fo:text-align="center"/>
    </style:style>
    <style:style style:name="P62" style:family="paragraph">
      <style:text-properties fo:color="#66ccee" loext:opacity="100%"/>
    </style:style>
    <style:style style:name="P63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64" style:family="paragraph">
      <style:text-properties fo:color="#ee6677" loext:opacity="100%"/>
    </style:style>
    <style:style style:name="P65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66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7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8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9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0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1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75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76" style:family="paragraph">
      <loext:graphic-properties draw:fill="none" draw:fill-color="#bbbbbb" draw:opacity="25%"/>
      <style:paragraph-properties fo:text-align="center"/>
    </style:style>
    <style:style style:name="P77" style:family="paragraph">
      <loext:graphic-properties draw:fill-color="#4477aa" draw:opacity="95%"/>
      <style:paragraph-properties fo:text-align="center"/>
    </style:style>
    <style:style style:name="P78" style:family="paragraph">
      <loext:graphic-properties draw:fill-color="#404042"/>
      <style:paragraph-properties fo:text-align="center"/>
    </style:style>
    <style:style style:name="P79" style:family="paragraph">
      <loext:graphic-properties draw:fill-color="#4477aa" draw:opacity="80%"/>
      <style:paragraph-properties fo:text-align="center"/>
    </style:style>
    <style:style style:name="P80" style:family="paragraph">
      <loext:graphic-properties draw:opacity="25%"/>
      <style:paragraph-properties fo:text-align="center"/>
    </style:style>
    <style:style style:name="P81" style:family="paragraph">
      <loext:graphic-properties draw:fill-color="#aa3377" draw:opacity="25%"/>
      <style:paragraph-properties fo:text-align="center"/>
    </style:style>
    <style:style style:name="P82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83" style:family="paragraph">
      <loext:graphic-properties draw:fill-color="#555555" draw:opacity="25%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86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style:font-name="Palatino LT Std1" fo:font-size="20pt" fo:font-style="italic" style:font-size-asian="16pt" style:font-style-asian="italic" style:font-size-complex="16pt" style:font-style-complex="italic"/>
    </style:style>
    <style:style style:name="T14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1pt" style:font-size-complex="21pt"/>
    </style:style>
    <style:style style:name="T16" style:family="text">
      <style:text-properties fo:color="#555555" loext:opacity="100%" style:font-name="Palatino LT Std1" fo:font-style="italic" style:font-style-asian="italic" style:font-style-complex="italic"/>
    </style:style>
    <style:style style:name="T17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8" style:family="text">
      <style:text-properties style:font-name="Palatino LT Std1" fo:font-size="28pt" style:font-size-asian="24pt" style:font-size-complex="24pt"/>
    </style:style>
    <style:style style:name="T19" style:family="text">
      <style:text-properties style:font-name="Palatino LT Std1" fo:font-size="24pt" style:font-size-asian="21pt" style:font-size-complex="21pt"/>
    </style:style>
    <style:style style:name="T20" style:family="text">
      <style:text-properties style:font-name="Palatino LT Std1" fo:font-size="28pt" style:font-size-asian="28pt" style:font-size-complex="28pt"/>
    </style:style>
    <style:style style:name="T21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22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draw:line draw:style-name="gr105" draw:text-style-name="P9" draw:layer="layout" svg:x1="4.937cm" svg:y1="16.042cm" svg:x2="6.686cm" svg:y2="16.042cm">
          <text:p/>
        </draw:line>
        <draw:line draw:style-name="gr106" draw:text-style-name="P9" draw:layer="layout" svg:x1="4.937cm" svg:y1="16.042cm" svg:x2="4.937cm" svg:y2="14.293cm">
          <text:p/>
        </draw:line>
        <draw:frame draw:style-name="gr107" draw:text-style-name="P50" draw:layer="layout" svg:width="0.559cm" svg:height="0.958cm" svg:x="4.143cm" svg:y="14.06cm">
          <draw:text-box>
            <text:p text:style-name="P49"><text:span text:style-name="T13">y</text:span></text:p>
          </draw:text-box>
        </draw:frame>
        <draw:frame draw:style-name="gr108" draw:text-style-name="P50" draw:layer="layout" svg:width="0.559cm" svg:height="0.958cm" svg:x="6.018cm" svg:y="16.005cm">
          <draw:text-box>
            <text:p text:style-name="P49"><text:span text:style-name="T13">x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09" draw:text-style-name="P1" draw:layer="layout" svg:x1="16.302cm" svg:y1="7.568cm" svg:x2="14.454cm" svg:y2="0.671cm">
          <text:p/>
        </draw:line>
        <draw:line draw:style-name="gr109" draw:text-style-name="P1" draw:layer="layout" svg:x1="6.282cm" svg:y1="19.569cm" svg:x2="4.434cm" svg:y2="12.672cm">
          <text:p/>
        </draw:line>
        <draw:line draw:style-name="gr109" draw:text-style-name="P1" draw:layer="layout" svg:x1="22.282cm" svg:y1="17.569cm" svg:x2="20.434cm" svg:y2="10.672cm">
          <text:p/>
        </draw:line>
        <draw:frame draw:style-name="gr20" draw:text-style-name="P51" draw:layer="layout" svg:width="1.907cm" svg:height="1.521cm" svg:x="21.305cm" svg:y="12.46cm">
          <draw:text-box>
            <text:p text:style-name="P11"><text:span text:style-name="T14">+5</text:span></text:p>
          </draw:text-box>
        </draw:frame>
        <draw:frame draw:style-name="gr20" draw:text-style-name="P52" draw:layer="layout" svg:width="1.772cm" svg:height="1.521cm" svg:x="19.351cm" svg:y="14.149cm">
          <draw:text-box>
            <text:p text:style-name="P17"><text:span text:style-name="T14">–</text:span><text:span text:style-name="T14">5</text:span></text:p>
          </draw:text-box>
        </draw:frame>
        <draw:path draw:style-name="gr110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1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2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1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09" draw:text-style-name="P1" draw:layer="layout" svg:x1="16.302cm" svg:y1="7.568cm" svg:x2="14.454cm" svg:y2="0.671cm">
          <text:p/>
        </draw:line>
        <draw:line draw:style-name="gr109" draw:text-style-name="P1" draw:layer="layout" svg:x1="6.282cm" svg:y1="19.569cm" svg:x2="4.434cm" svg:y2="12.672cm">
          <text:p/>
        </draw:line>
        <draw:line draw:style-name="gr109" draw:text-style-name="P1" draw:layer="layout" svg:x1="23.776cm" svg:y1="8.146cm" svg:x2="21.928cm" svg:y2="1.249cm">
          <text:p/>
        </draw:line>
        <draw:path draw:style-name="gr110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1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2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1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draw:line draw:style-name="gr112" draw:text-style-name="P4" draw:layer="layout" svg:x1="7.287cm" svg:y1="7.953cm" svg:x2="5.067cm" svg:y2="5.489cm">
          <text:p/>
        </draw:line>
        <draw:line draw:style-name="gr113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4" draw:text-style-name="P4" draw:layer="layout" svg:x1="25.093cm" svg:y1="4.568cm" svg:x2="22.961cm" svg:y2="2.027cm">
          <text:p/>
        </draw:line>
        <draw:line draw:style-name="gr115" draw:text-style-name="P4" draw:layer="layout" svg:x1="20.532cm" svg:y1="4.827cm" svg:x2="22.664cm" svg:y2="7.368cm">
          <text:p/>
        </draw:line>
        <draw:line draw:style-name="gr109" draw:text-style-name="P1" draw:layer="layout" svg:x1="18.777cm" svg:y1="19.147cm" svg:x2="16.929cm" svg:y2="12.25cm">
          <text:p/>
        </draw:line>
        <draw:line draw:style-name="gr114" draw:text-style-name="P4" draw:layer="layout" svg:x1="20.094cm" svg:y1="15.569cm" svg:x2="17.962cm" svg:y2="13.028cm">
          <text:p/>
        </draw:line>
        <draw:line draw:style-name="gr115" draw:text-style-name="P4" draw:layer="layout" svg:x1="15.533cm" svg:y1="15.828cm" svg:x2="17.665cm" svg:y2="18.369cm">
          <text:p/>
        </draw:line>
        <draw:frame draw:style-name="gr20" draw:text-style-name="P53" draw:layer="layout" svg:width="4.875cm" svg:height="1.111cm" svg:x="18.467cm" svg:y="12.872cm">
          <draw:text-box>
            <text:p text:style-name="P11">(–21, +25, 0)</text:p>
          </draw:text-box>
        </draw:frame>
        <draw:frame draw:style-name="gr20" draw:text-style-name="P54" draw:layer="layout" svg:width="4.875cm" svg:height="1.111cm" svg:x="12.268cm" svg:y="17.437cm">
          <draw:text-box>
            <text:p text:style-name="P17">(+21, –25, 0)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09" draw:text-style-name="P1" draw:layer="layout" svg:x1="21.052cm" svg:y1="16.472cm" svg:x2="21.052cm" svg:y2="9.332cm">
          <text:p/>
        </draw:line>
        <draw:line draw:style-name="gr114" draw:text-style-name="P4" draw:layer="layout" svg:x1="21.702cm" svg:y1="11.702cm" svg:x2="24.401cm" svg:y2="13.502cm">
          <text:p/>
        </draw:line>
        <draw:line draw:style-name="gr115" draw:text-style-name="P4" draw:layer="layout" svg:x1="20.577cm" svg:y1="4.233cm" svg:x2="21.979cm" svg:y2="7.239cm">
          <text:p/>
        </draw:line>
        <draw:line draw:style-name="gr116" draw:text-style-name="P4" draw:layer="layout" svg:x1="20.401cm" svg:y1="14.102cm" svg:x2="17.702cm" svg:y2="12.302cm">
          <text:p/>
        </draw:line>
        <draw:line draw:style-name="gr109" draw:text-style-name="P1" draw:layer="layout" svg:x1="2.482cm" svg:y1="12.846cm" svg:x2="9.622cm" svg:y2="12.846cm">
          <text:p/>
        </draw:line>
        <draw:line draw:style-name="gr114" draw:text-style-name="P4" draw:layer="layout" svg:x1="6.352cm" svg:y1="11.396cm" svg:x2="4.552cm" svg:y2="12.296cm">
          <text:p/>
        </draw:line>
        <draw:line draw:style-name="gr116" draw:text-style-name="P4" draw:layer="layout" svg:x1="5.752cm" svg:y1="14.296cm" svg:x2="7.552cm" svg:y2="13.396cm">
          <text:p/>
        </draw:line>
        <draw:custom-shape draw:style-name="gr117" draw:text-style-name="P55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5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7" draw:layer="layout" svg:width="3.61cm" svg:height="1.098cm" svg:x="22.581cm" svg:y="13.524cm">
          <draw:text-box>
            <text:p text:style-name="P56"><text:span text:style-name="T15">(9, –6, 0)</text:span></text:p>
          </draw:text-box>
        </draw:frame>
        <draw:frame draw:style-name="gr20" draw:text-style-name="P59" draw:layer="layout" svg:width="3.609cm" svg:height="1.098cm" svg:x="15.981cm" svg:y="11.224cm">
          <draw:text-box>
            <text:p text:style-name="P58"><text:span text:style-name="T15">(–9, 6, 0)</text:span></text:p>
          </draw:text-box>
        </draw:frame>
        <draw:frame draw:style-name="gr20" draw:text-style-name="P57" draw:layer="layout" svg:width="4.033cm" svg:height="1.098cm" svg:x="2.281cm" svg:y="10.624cm">
          <draw:text-box>
            <text:p text:style-name="P56"><text:span text:style-name="T15">(–6, –3, 0)</text:span></text:p>
          </draw:text-box>
        </draw:frame>
        <draw:frame draw:style-name="gr20" draw:text-style-name="P59" draw:layer="layout" svg:width="3.186cm" svg:height="1.098cm" svg:x="6.582cm" svg:y="13.924cm">
          <draw:text-box>
            <text:p text:style-name="P58"><text:span text:style-name="T15">(6, 3, 0)</text:span></text:p>
          </draw:text-box>
        </draw:frame>
        <draw:frame draw:style-name="gr20" draw:text-style-name="P60" draw:layer="layout" svg:width="0.955cm" svg:height="0.992cm" svg:x="6.145cm" svg:y="11.854cm">
          <draw:text-box>
            <text:p><text:span text:style-name="T16">P</text:span></text:p>
          </draw:text-box>
        </draw:frame>
        <draw:frame draw:style-name="gr20" draw:text-style-name="P60" draw:layer="layout" svg:width="0.955cm" svg:height="0.992cm" svg:x="20.098cm" svg:y="11.876cm">
          <draw:text-box>
            <text:p><text:span text:style-name="T16">P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8" draw:text-style-name="P1" draw:layer="layout" svg:x1="9.964cm" svg:y1="19.914cm" svg:x2="7.692cm" svg:y2="11.535cm">
          <text:p/>
        </draw:line>
        <draw:path draw:style-name="gr119" draw:text-style-name="P61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51" draw:layer="layout" svg:width="3.956cm" svg:height="1.521cm" draw:transform="rotate (-1.30602987926736) translate (10.514cm 15.492cm)">
          <draw:text-box>
            <text:p text:style-name="P11"><text:span text:style-name="T14">+5 J/s</text:span></text:p>
          </draw:text-box>
        </draw:frame>
        <draw:frame draw:style-name="gr120" draw:text-style-name="P63" draw:layer="layout" svg:width="3.609cm" svg:height="1.521cm" draw:transform="rotate (-1.30602987926736) translate (8.792cm 16.248cm)">
          <draw:text-box>
            <text:p text:style-name="P62"><text:span text:style-name="T14">-5 J/s</text:span></text:p>
          </draw:text-box>
        </draw:frame>
        <draw:frame draw:style-name="gr121" draw:text-style-name="P52" draw:layer="layout" svg:width="3.821cm" svg:height="1.521cm" draw:transform="rotate (-0.135263017029561) translate (2.726cm 11.378cm)">
          <draw:text-box>
            <text:p text:style-name="P17"><text:span text:style-name="T14">–</text:span><text:span text:style-name="T14">1 J/s</text:span></text:p>
          </draw:text-box>
        </draw:frame>
        <draw:frame draw:style-name="gr122" draw:text-style-name="P65" draw:layer="layout" svg:width="3.956cm" svg:height="1.521cm" draw:transform="rotate (-0.135263017029561) translate (2.43cm 13.058cm)">
          <draw:text-box>
            <text:p text:style-name="P64"><text:span text:style-name="T14">+1 J/s</text:span></text:p>
          </draw:text-box>
        </draw:frame>
        <draw:line draw:style-name="gr118" draw:text-style-name="P1" draw:layer="layout" svg:x1="22.916cm" svg:y1="19.917cm" svg:x2="22.916cm" svg:y2="11.235cm">
          <text:p/>
        </draw:line>
        <draw:path draw:style-name="gr119" draw:text-style-name="P61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51" draw:layer="layout" svg:width="3.956cm" svg:height="1.521cm" draw:transform="rotate (-1.5707963267949) translate (24.604cm 15.793cm)">
          <draw:text-box>
            <text:p text:style-name="P11"><text:span text:style-name="T14">+3 J/s</text:span></text:p>
          </draw:text-box>
        </draw:frame>
        <draw:frame draw:style-name="gr20" draw:text-style-name="P63" draw:layer="layout" svg:width="3.609cm" svg:height="1.521cm" draw:transform="rotate (-1.5707963267949) translate (22.746cm 15.967cm)">
          <draw:text-box>
            <text:p text:style-name="P62"><text:span text:style-name="T14">-3 J/s</text:span></text:p>
          </draw:text-box>
        </draw:frame>
        <draw:frame draw:style-name="gr123" draw:text-style-name="P52" draw:layer="layout" svg:width="3.956cm" svg:height="1.521cm" svg:x="16.522cm" svg:y="11.995cm">
          <draw:text-box>
            <text:p text:style-name="P17"><text:span text:style-name="T14">+3 J/s</text:span></text:p>
          </draw:text-box>
        </draw:frame>
        <draw:frame draw:style-name="gr122" draw:text-style-name="P65" draw:layer="layout" svg:width="3.956cm" svg:height="1.521cm" svg:x="16.522cm" svg:y="13.699cm">
          <draw:text-box>
            <text:p text:style-name="P64"><text:span text:style-name="T14">–</text:span><text:span text:style-name="T14">3 J/s</text:span></text:p>
          </draw:text-box>
        </draw:frame>
        <draw:line draw:style-name="gr124" draw:text-style-name="P66" draw:layer="layout" svg:x1="15.406cm" svg:y1="5.482cm" svg:x2="7.25cm" svg:y2="2.507cm">
          <text:p text:style-name="P4"><text:span text:style-name="T11"/></text:p>
        </draw:line>
        <draw:path draw:style-name="gr125" draw:text-style-name="P67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1"/></text:p>
        </draw:path>
        <draw:frame draw:style-name="gr20" draw:text-style-name="P68" draw:layer="layout" svg:width="3.567cm" svg:height="1.377cm" draw:transform="rotate (-0.349763982099663) translate (12.456cm 2.905cm)">
          <draw:text-box>
            <text:p text:style-name="P11"><text:span text:style-name="T17">+5 J/s</text:span></text:p>
          </draw:text-box>
        </draw:frame>
        <draw:frame draw:style-name="gr120" draw:text-style-name="P69" draw:layer="layout" svg:width="3.448cm" svg:height="1.521cm" draw:transform="rotate (-0.349763982099663) translate (12.021cm 4.337cm)">
          <draw:text-box>
            <text:p text:style-name="P62"><text:span text:style-name="T17">–</text:span><text:span text:style-name="T17">5 J/s</text:span></text:p>
          </draw:text-box>
        </draw:frame>
        <draw:frame draw:style-name="gr126" draw:text-style-name="P70" draw:layer="layout" svg:width="3.81cm" svg:height="1.377cm" draw:transform="rotate (0.198269403026556) translate (2.363cm 3.174cm)">
          <draw:text-box>
            <text:p text:style-name="P17"><text:span text:style-name="T17">–</text:span><text:span text:style-name="T17">1 J/s</text:span></text:p>
          </draw:text-box>
        </draw:frame>
        <draw:frame draw:style-name="gr127" draw:text-style-name="P71" draw:layer="layout" svg:width="3.956cm" svg:height="1.377cm" draw:transform="rotate (0.198269403026556) translate (2.533cm 4.602cm)">
          <draw:text-box>
            <text:p text:style-name="P64"><text:span text:style-name="T17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128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29" draw:text-style-name="P1" draw:layer="layout" svg:x1="6.467cm" svg:y1="14.808cm" svg:x2="6.467cm" svg:y2="2.07cm">
          <text:p/>
        </draw:line>
        <draw:line draw:style-name="gr130" draw:text-style-name="P4" draw:layer="layout" svg:x1="4.986cm" svg:y1="15.165cm" svg:x2="10.178cm" svg:y2="15.165cm">
          <text:p/>
        </draw:line>
        <draw:measure draw:style-name="gr131" draw:text-style-name="P73" draw:layer="measurelines" svg:x1="6.487cm" svg:y1="2.021cm" svg:x2="23.3cm" svg:y2="2.021cm">
          <text:p text:style-name="P72"><text:span text:style-name="T18">1 m</text:span></text:p>
          <text:p text:style-name="P72"><text:span text:style-name="T19"/></text:p>
        </draw:measure>
        <draw:frame draw:style-name="gr20" draw:text-style-name="P74" draw:layer="layout" svg:width="3.131cm" svg:height="1.237cm" svg:x="6.956cm" svg:y="13.984cm">
          <draw:text-box>
            <text:p><text:span text:style-name="T20">1 m/s</text:span></text:p>
          </draw:text-box>
        </draw:frame>
        <draw:line draw:style-name="gr132" draw:text-style-name="P1" draw:layer="layout" svg:x1="4.118cm" svg:y1="14.757cm" svg:x2="6.187cm" svg:y2="14.757cm">
          <text:p/>
        </draw:line>
        <draw:line draw:style-name="gr132" draw:text-style-name="P1" draw:layer="layout" svg:x1="4.747cm" svg:y1="14.457cm" svg:x2="6.186cm" svg:y2="14.457cm">
          <text:p/>
        </draw:line>
        <draw:line draw:style-name="gr132" draw:text-style-name="P1" draw:layer="layout" svg:x1="5.43cm" svg:y1="14.157cm" svg:x2="6.185cm" svg:y2="14.157cm">
          <text:p/>
        </draw:line>
        <draw:line draw:style-name="gr132" draw:text-style-name="P1" draw:layer="layout" svg:x1="4.119cm" svg:y1="2.157cm" svg:x2="6.188cm" svg:y2="2.157cm">
          <text:p/>
        </draw:line>
        <draw:line draw:style-name="gr132" draw:text-style-name="P1" draw:layer="layout" svg:x1="4.748cm" svg:y1="2.457cm" svg:x2="6.187cm" svg:y2="2.457cm">
          <text:p/>
        </draw:line>
        <draw:line draw:style-name="gr132" draw:text-style-name="P1" draw:layer="layout" svg:x1="5.431cm" svg:y1="2.757cm" svg:x2="6.186cm" svg:y2="2.757cm">
          <text:p/>
        </draw:line>
        <draw:path draw:style-name="gr128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33" draw:text-style-name="P4" draw:layer="layout" svg:x1="6.673cm" svg:y1="1.54cm" svg:x2="5.565cm" svg:y2="0.31cm">
            <text:p/>
          </draw:line>
          <draw:line draw:style-name="gr133" draw:text-style-name="P4" draw:layer="layout" svg:x1="6.79cm" svg:y1="2.353cm" svg:x2="5.682cm" svg:y2="1.123cm">
            <text:p/>
          </draw:line>
          <draw:line draw:style-name="gr133" draw:text-style-name="P4" draw:layer="layout" svg:x1="7.107cm" svg:y1="3.266cm" svg:x2="5.999cm" svg:y2="2.036cm">
            <text:p/>
          </draw:line>
          <draw:line draw:style-name="gr133" draw:text-style-name="P4" draw:layer="layout" svg:x1="7.524cm" svg:y1="4.279cm" svg:x2="6.416cm" svg:y2="3.049cm">
            <text:p/>
          </draw:line>
          <draw:line draw:style-name="gr133" draw:text-style-name="P4" draw:layer="layout" svg:x1="8.241cm" svg:y1="5.792cm" svg:x2="7.133cm" svg:y2="4.562cm">
            <text:p/>
          </draw:line>
          <draw:line draw:style-name="gr133" draw:text-style-name="P4" draw:layer="layout" svg:x1="7.958cm" svg:y1="6.405cm" svg:x2="6.85cm" svg:y2="5.175cm">
            <text:p/>
          </draw:line>
          <draw:line draw:style-name="gr133" draw:text-style-name="P4" draw:layer="layout" svg:x1="7.375cm" svg:y1="6.818cm" svg:x2="6.267cm" svg:y2="5.588cm">
            <text:p/>
          </draw:line>
          <draw:line draw:style-name="gr133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33" draw:text-style-name="P4" draw:layer="layout" svg:x1="9.191cm" svg:y1="14.453cm" svg:x2="8.083cm" svg:y2="13.223cm">
            <text:p/>
          </draw:line>
          <draw:line draw:style-name="gr133" draw:text-style-name="P4" draw:layer="layout" svg:x1="9.308cm" svg:y1="15.266cm" svg:x2="8.2cm" svg:y2="14.036cm">
            <text:p/>
          </draw:line>
          <draw:line draw:style-name="gr133" draw:text-style-name="P4" draw:layer="layout" svg:x1="9.625cm" svg:y1="16.179cm" svg:x2="8.517cm" svg:y2="14.949cm">
            <text:p/>
          </draw:line>
          <draw:line draw:style-name="gr133" draw:text-style-name="P4" draw:layer="layout" svg:x1="10.042cm" svg:y1="17.192cm" svg:x2="8.934cm" svg:y2="15.962cm">
            <text:p/>
          </draw:line>
          <draw:line draw:style-name="gr133" draw:text-style-name="P4" draw:layer="layout" svg:x1="10.459cm" svg:y1="18.505cm" svg:x2="9.351cm" svg:y2="17.275cm">
            <text:p/>
          </draw:line>
          <draw:line draw:style-name="gr133" draw:text-style-name="P4" draw:layer="layout" svg:x1="10.576cm" svg:y1="19.418cm" svg:x2="9.468cm" svg:y2="18.188cm">
            <text:p/>
          </draw:line>
          <draw:line draw:style-name="gr133" draw:text-style-name="P4" draw:layer="layout" svg:x1="10.393cm" svg:y1="20.131cm" svg:x2="9.285cm" svg:y2="18.901cm">
            <text:p/>
          </draw:line>
          <draw:line draw:style-name="gr133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75" draw:layer="layout" svg:width="0.951cm" svg:height="0.992cm" svg:x="20.87cm" svg:y="3.703cm">
          <draw:text-box>
            <text:p><text:span text:style-name="T2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33" draw:text-style-name="P4" draw:layer="layout" svg:x1="2.273cm" svg:y1="1.777cm" svg:x2="1.165cm" svg:y2="0.547cm">
            <text:p/>
          </draw:line>
          <draw:line draw:style-name="gr133" draw:text-style-name="P4" draw:layer="layout" svg:x1="2.39cm" svg:y1="2.59cm" svg:x2="1.282cm" svg:y2="1.36cm">
            <text:p/>
          </draw:line>
          <draw:line draw:style-name="gr133" draw:text-style-name="P4" draw:layer="layout" svg:x1="2.707cm" svg:y1="3.503cm" svg:x2="1.599cm" svg:y2="2.273cm">
            <text:p/>
          </draw:line>
          <draw:line draw:style-name="gr133" draw:text-style-name="P4" draw:layer="layout" svg:x1="3.124cm" svg:y1="4.516cm" svg:x2="2.016cm" svg:y2="3.286cm">
            <text:p/>
          </draw:line>
          <draw:line draw:style-name="gr133" draw:text-style-name="P4" draw:layer="layout" svg:x1="3.841cm" svg:y1="6.029cm" svg:x2="2.733cm" svg:y2="4.799cm">
            <text:p/>
          </draw:line>
          <draw:line draw:style-name="gr133" draw:text-style-name="P4" draw:layer="layout" svg:x1="3.558cm" svg:y1="6.642cm" svg:x2="2.45cm" svg:y2="5.412cm">
            <text:p/>
          </draw:line>
          <draw:line draw:style-name="gr133" draw:text-style-name="P4" draw:layer="layout" svg:x1="2.975cm" svg:y1="7.055cm" svg:x2="1.867cm" svg:y2="5.825cm">
            <text:p/>
          </draw:line>
          <draw:line draw:style-name="gr133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33" draw:text-style-name="P4" draw:layer="layout" svg:x1="15.796cm" svg:y1="1.852cm" svg:x2="14.688cm" svg:y2="0.622cm">
            <text:p/>
          </draw:line>
          <draw:line draw:style-name="gr133" draw:text-style-name="P4" draw:layer="layout" svg:x1="15.913cm" svg:y1="2.665cm" svg:x2="14.805cm" svg:y2="1.435cm">
            <text:p/>
          </draw:line>
          <draw:line draw:style-name="gr133" draw:text-style-name="P4" draw:layer="layout" svg:x1="16.23cm" svg:y1="3.578cm" svg:x2="15.122cm" svg:y2="2.348cm">
            <text:p/>
          </draw:line>
          <draw:line draw:style-name="gr133" draw:text-style-name="P4" draw:layer="layout" svg:x1="16.647cm" svg:y1="4.591cm" svg:x2="15.539cm" svg:y2="3.361cm">
            <text:p/>
          </draw:line>
          <draw:line draw:style-name="gr133" draw:text-style-name="P4" draw:layer="layout" svg:x1="17.064cm" svg:y1="5.904cm" svg:x2="15.956cm" svg:y2="4.674cm">
            <text:p/>
          </draw:line>
          <draw:line draw:style-name="gr133" draw:text-style-name="P4" draw:layer="layout" svg:x1="17.181cm" svg:y1="6.817cm" svg:x2="16.073cm" svg:y2="5.587cm">
            <text:p/>
          </draw:line>
          <draw:line draw:style-name="gr133" draw:text-style-name="P4" draw:layer="layout" svg:x1="16.998cm" svg:y1="7.53cm" svg:x2="15.89cm" svg:y2="6.3cm">
            <text:p/>
          </draw:line>
          <draw:line draw:style-name="gr133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34" draw:text-style-name="P4" draw:layer="layout" svg:x1="3.706cm" svg:y1="10.705cm" svg:x2="4.814cm" svg:y2="11.935cm">
            <text:p/>
          </draw:line>
          <draw:line draw:style-name="gr134" draw:text-style-name="P4" draw:layer="layout" svg:x1="3.823cm" svg:y1="11.518cm" svg:x2="4.931cm" svg:y2="12.748cm">
            <text:p/>
          </draw:line>
          <draw:line draw:style-name="gr134" draw:text-style-name="P4" draw:layer="layout" svg:x1="4.14cm" svg:y1="12.431cm" svg:x2="5.248cm" svg:y2="13.661cm">
            <text:p/>
          </draw:line>
          <draw:line draw:style-name="gr134" draw:text-style-name="P4" draw:layer="layout" svg:x1="4.557cm" svg:y1="13.444cm" svg:x2="5.665cm" svg:y2="14.674cm">
            <text:p/>
          </draw:line>
          <draw:line draw:style-name="gr134" draw:text-style-name="P4" draw:layer="layout" svg:x1="4.974cm" svg:y1="14.757cm" svg:x2="6.082cm" svg:y2="15.987cm">
            <text:p/>
          </draw:line>
          <draw:line draw:style-name="gr134" draw:text-style-name="P4" draw:layer="layout" svg:x1="5.091cm" svg:y1="15.67cm" svg:x2="6.199cm" svg:y2="16.9cm">
            <text:p/>
          </draw:line>
          <draw:line draw:style-name="gr134" draw:text-style-name="P4" draw:layer="layout" svg:x1="4.908cm" svg:y1="16.383cm" svg:x2="6.016cm" svg:y2="17.613cm">
            <text:p/>
          </draw:line>
          <draw:line draw:style-name="gr134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34" draw:text-style-name="P4" draw:layer="layout" svg:x1="12.184cm" svg:y1="10.506cm" svg:x2="13.292cm" svg:y2="11.736cm">
            <text:p/>
          </draw:line>
          <draw:line draw:style-name="gr134" draw:text-style-name="P4" draw:layer="layout" svg:x1="12.301cm" svg:y1="11.319cm" svg:x2="13.409cm" svg:y2="12.549cm">
            <text:p/>
          </draw:line>
          <draw:line draw:style-name="gr134" draw:text-style-name="P4" draw:layer="layout" svg:x1="12.618cm" svg:y1="12.232cm" svg:x2="13.726cm" svg:y2="13.462cm">
            <text:p/>
          </draw:line>
          <draw:line draw:style-name="gr134" draw:text-style-name="P4" draw:layer="layout" svg:x1="13.035cm" svg:y1="13.245cm" svg:x2="14.143cm" svg:y2="14.475cm">
            <text:p/>
          </draw:line>
          <draw:line draw:style-name="gr134" draw:text-style-name="P4" draw:layer="layout" svg:x1="13.752cm" svg:y1="14.758cm" svg:x2="14.86cm" svg:y2="15.988cm">
            <text:p/>
          </draw:line>
          <draw:line draw:style-name="gr134" draw:text-style-name="P4" draw:layer="layout" svg:x1="13.469cm" svg:y1="15.371cm" svg:x2="14.577cm" svg:y2="16.601cm">
            <text:p/>
          </draw:line>
          <draw:line draw:style-name="gr134" draw:text-style-name="P4" draw:layer="layout" svg:x1="12.886cm" svg:y1="15.784cm" svg:x2="13.994cm" svg:y2="17.014cm">
            <text:p/>
          </draw:line>
          <draw:line draw:style-name="gr134" draw:text-style-name="P4" draw:layer="layout" svg:x1="12.103cm" svg:y1="15.897cm" svg:x2="13.211cm" svg:y2="17.127cm">
            <text:p/>
          </draw:line>
        </draw:g>
        <draw:line draw:style-name="gr112" draw:text-style-name="P4" draw:layer="layout" svg:x1="25.423cm" svg:y1="9.808cm" svg:x2="23.203cm" svg:y2="7.344cm">
          <text:p/>
        </draw:line>
        <draw:line draw:style-name="gr113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5" draw:text-style-name="P4" draw:layer="layout" svg:x1="20.861cm" svg:y1="17.49cm" svg:x2="23.081cm" svg:y2="19.954cm">
          <text:p/>
        </draw:line>
        <draw:line draw:style-name="gr136" draw:text-style-name="P4" draw:layer="layout" svg:x1="26.055cm" svg:y1="18.928cm" svg:x2="23.835cm" svg:y2="16.464cm">
          <text:p/>
        </draw:line>
        <draw:line draw:style-name="gr137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38" draw:text-style-name="P76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39" draw:text-style-name="P77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40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43" draw:text-style-name="P30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4" draw:text-style-name="P31" draw:layer="layout" svg:width="3.171cm" svg:height="1.521cm" svg:x="10.399cm" svg:y="10.63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5" draw:text-style-name="P1" draw:layer="layout" svg:x1="14.154cm" svg:y1="16.526cm" svg:x2="14.154cm" svg:y2="5.64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46" draw:text-style-name="P77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2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42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0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40" draw:text-style-name="P30" draw:layer="layout" svg:width="2.625cm" svg:height="1.259cm" svg:x="16.398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31" draw:layer="layout" svg:width="2.625cm" svg:height="1.259cm" svg:x="13.001cm" svg:y="10.071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9" draw:text-style-name="P1" draw:layer="layout" svg:x1="15.997cm" svg:y1="13.898cm" svg:x2="15.997cm" svg:y2="8.967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42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0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40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7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48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50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7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31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2" draw:text-style-name="P30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3" draw:text-style-name="P1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7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31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2" draw:text-style-name="P30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3" draw:text-style-name="P1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g draw:style-name="gr26">
          <draw:line draw:style-name="gr154" draw:text-style-name="P1" draw:layer="layout" svg:x1="5.142cm" svg:y1="0.308cm" svg:x2="5.142cm" svg:y2="11.212cm">
            <text:p/>
          </draw:line>
          <draw:path draw:style-name="gr155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56" draw:text-style-name="P79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7" draw:text-style-name="P80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58" draw:text-style-name="P81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54" draw:text-style-name="P1" draw:layer="layout" svg:x1="16.191cm" svg:y1="0.236cm" svg:x2="16.191cm" svg:y2="11.14cm">
            <text:p/>
          </draw:line>
          <draw:path draw:style-name="gr155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56" draw:text-style-name="P79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7" draw:text-style-name="P80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58" draw:text-style-name="P81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54" draw:text-style-name="P1" draw:layer="layout" svg:x1="24.391cm" svg:y1="9.036cm" svg:x2="24.391cm" svg:y2="19.94cm">
            <text:p/>
          </draw:line>
          <draw:path draw:style-name="gr155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56" draw:text-style-name="P79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6" draw:text-style-name="P79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7" draw:text-style-name="P80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58" draw:text-style-name="P81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8" draw:text-style-name="P81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59" draw:text-style-name="P82" draw:layer="layout" svg:width="1.563cm" svg:height="1.733cm" svg:x="0.63cm" svg:y="4.894cm">
          <draw:text-box>
            <text:p><text:span text:style-name="T22">A</text:span></text:p>
          </draw:text-box>
        </draw:frame>
        <draw:frame draw:style-name="gr160" draw:text-style-name="P82" draw:layer="layout" svg:width="1.408cm" svg:height="1.733cm" svg:x="8.371cm" svg:y="4.894cm">
          <draw:text-box>
            <text:p><text:span text:style-name="T22">B</text:span></text:p>
          </draw:text-box>
        </draw:frame>
        <draw:g draw:style-name="gr5">
          <draw:frame draw:style-name="gr159" draw:text-style-name="P82" draw:layer="layout" svg:width="1.563cm" svg:height="1.733cm" svg:x="11.631cm" svg:y="4.822cm">
            <draw:text-box>
              <text:p><text:span text:style-name="T22">A</text:span></text:p>
            </draw:text-box>
          </draw:frame>
          <draw:frame draw:style-name="gr160" draw:text-style-name="P82" draw:layer="layout" svg:width="1.408cm" svg:height="1.733cm" svg:x="19.372cm" svg:y="4.822cm">
            <draw:text-box>
              <text:p><text:span text:style-name="T22">B</text:span></text:p>
            </draw:text-box>
          </draw:frame>
        </draw:g>
        <draw:g draw:style-name="gr5">
          <draw:frame draw:style-name="gr159" draw:text-style-name="P82" draw:layer="layout" svg:width="1.563cm" svg:height="1.733cm" svg:x="19.732cm" svg:y="13.622cm">
            <draw:text-box>
              <text:p><text:span text:style-name="T22">A</text:span></text:p>
            </draw:text-box>
          </draw:frame>
          <draw:frame draw:style-name="gr160" draw:text-style-name="P82" draw:layer="layout" svg:width="1.408cm" svg:height="1.733cm" svg:x="27.473cm" svg:y="13.622cm">
            <draw:text-box>
              <text:p><text:span text:style-name="T22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61" draw:text-style-name="P4" draw:layer="layout" svg:x1="24.368cm" svg:y1="3.781cm" svg:x2="26.047cm" svg:y2="3.781cm">
          <text:p/>
        </draw:line>
        <draw:g draw:style-name="gr26">
          <draw:custom-shape draw:style-name="gr140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4" draw:master-page-name="Default">
        <office:forms form:automatic-focus="false" form:apply-design-mode="false"/>
        <draw:custom-shape draw:style-name="gr162" draw:text-style-name="P8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8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8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4" draw:master-page-name="Default">
        <office:forms form:automatic-focus="false" form:apply-design-mode="false"/>
        <draw:frame draw:style-name="gr164" draw:text-style-name="P85" draw:layer="layout" svg:width="28.049cm" svg:height="4.715cm" svg:x="0.398cm" svg:y="0.657cm">
          <draw:text-box>
            <text:p text:style-name="P84"><text:span text:style-name="T23"></text:span><text:span text:style-name="T24"></text:span><text:span text:style-name="T25"></text:span><text:span text:style-name="T24"></text:span><text:span text:style-name="T25"></text:span><text:span text:style-name="T24"></text:span><text:span text:style-name="T24">?  +</text:span></text:p>
            <text:p text:style-name="P84"><text:span text:style-name="T24"/></text:p>
            <text:p text:style-name="P84"><text:span text:style-name="T24"></text:span><text:span text:style-name="T24">$</text:span><text:span text:style-name="T25"></text:span><text:span text:style-name="T24"></text:span></text:p>
            <text:p text:style-name="P84"><text:span text:style-name="T24"/></text:p>
            <text:p text:style-name="P84"><text:span text:style-name="T24"></text:span><text:span text:style-name="T26"></text:span><text:span text:style-name="T24"></text:span><text:span text:style-name="T26"></text:span><text:span text:style-name="T24"></text:span><text:span text:style-name="T26"></text:span></text:p>
            <text:p text:style-name="P84"><text:span text:style-name="T24"/></text:p>
            <text:p text:style-name="P84"><text:span text:style-name="T24"></text:span><text:span text:style-name="T25"></text:span></text:p>
            <text:p text:style-name="P84"><text:span text:style-name="T24"/></text:p>
            <text:p text:style-name="P84"><text:span text:style-name="T24"></text:span><text:span text:style-name="T25"></text:span><text:span text:style-name="T24"></text:span></text:p>
          </draw:text-box>
        </draw:frame>
        <draw:custom-shape draw:style-name="gr165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67" draw:text-style-name="P4" draw:layer="layout" svg:x1="23.088cm" svg:y1="3.963cm" svg:x2="25.537cm" svg:y2="3.963cm">
          <text:p/>
        </draw:line>
        <draw:custom-shape draw:style-name="gr168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69" draw:text-style-name="P8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70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71" draw:text-style-name="P55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2H59M56S</meta:editing-duration>
    <meta:editing-cycles>111</meta:editing-cycles>
    <meta:generator>LibreOffice/7.6.4.1$Linux_X86_64 LibreOffice_project/60$Build-1</meta:generator>
    <dc:title>A4LandscapeDejavu</dc:title>
    <dc:date>2024-02-13T13:58:26.848383106</dc:date>
    <meta:print-date>2024-01-24T20:46:40.384039008</meta:print-date>
    <meta:printed-by>PDF files</meta:printed-by>
    <meta:document-statistic meta:object-count="1205"/>
    <meta:user-defined meta:name="Author">PGLPM</meta:user-defined>
  </office:meta>
</office:document-meta>
</file>